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gg sans" svg:font-family="'gg sans', 'Noto Sans', 'Helvetica Neue', Helvetica, Arial, sans-serif"/>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546d1"/>
    </style:style>
    <style:style style:name="P3" style:family="paragraph" style:parent-style-name="Standard">
      <style:paragraph-properties fo:text-align="center" style:justify-single-word="false"/>
      <style:text-properties officeooo:paragraph-rsid="00071ffd"/>
    </style:style>
    <style:style style:name="T1" style:family="text">
      <style:text-properties officeooo:rsid="000546d1"/>
    </style:style>
    <style:style style:name="T2" style:family="text">
      <style:text-properties fo:font-variant="normal" fo:text-transform="none" style:font-name="gg sans" fo:font-size="9.60000038146973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3">Bienvenue dans <text:span text:style-name="T2">Cursed Collection,</text:span> choisissez<text:span text:style-name="T1"> votre mercenaire signez un contrat et partez en quête de fortune dans une galerie abandonnée.</text:span></text:p>
      <text:p text:style-name="P2"><text:span text:style-name="T1">PS Si quelconque danger se dresse face à vous et si par supposition totale votre intégrité physique puisse être compromise n’oubliez pas que tous sera à votre charge comme stipulé sur le contrat que vous avez signé et puis vous êtes compétent non vous savez vous battre alors comment pourriez vous vous faire avoir dans une simple galerie, l’art ne tue pas no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3-26T21:25:30.536000000</dc:date>
    <meta:editing-duration>PT56M20S</meta:editing-duration>
    <meta:editing-cycles>2</meta:editing-cycles>
    <meta:generator>LibreOffice/7.4.6.2$Windows_X86_64 LibreOffice_project/5b1f5509c2decdade7fda905e3e1429a67acd63d</meta:generator>
    <meta:document-statistic meta:table-count="0" meta:image-count="0" meta:object-count="0" meta:page-count="1" meta:paragraph-count="2" meta:word-count="84" meta:character-count="500" meta:non-whitespace-character-count="418"/>
  </office:meta>
</office:document-meta>
</file>